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table:formula="of:=RANDBETWEEN(0;100000000) +RAND()" office:value-type="float" office:value="15385969.0824176" calcext:value-type="float">
            <text:p>15385969.08241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2" calcext:value-type="float">
            <text:p>1002</text:p>
          </table:table-cell>
          <table:table-cell table:formula="of:=RANDBETWEEN(0;100000000) +RAND()" office:value-type="float" office:value="1943581.52621282" calcext:value-type="float">
            <text:p>1943581.526212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3" calcext:value-type="float">
            <text:p>1003</text:p>
          </table:table-cell>
          <table:table-cell table:formula="of:=RANDBETWEEN(0;100000000) +RAND()" office:value-type="float" office:value="68346237.5311267" calcext:value-type="float">
            <text:p>68346237.53112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4" calcext:value-type="float">
            <text:p>1004</text:p>
          </table:table-cell>
          <table:table-cell table:formula="of:=RANDBETWEEN(0;100000000) +RAND()" office:value-type="float" office:value="25566323.1623088" calcext:value-type="float">
            <text:p>25566323.16230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5" calcext:value-type="float">
            <text:p>1005</text:p>
          </table:table-cell>
          <table:table-cell table:formula="of:=RANDBETWEEN(0;100000000) +RAND()" office:value-type="float" office:value="64414916.4083393" calcext:value-type="float">
            <text:p>64414916.40833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RANDBETWEEN(0;100000000) +RAND()" office:value-type="float" office:value="22539930.2282122" calcext:value-type="float">
            <text:p>22539930.22821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7" calcext:value-type="float">
            <text:p>1007</text:p>
          </table:table-cell>
          <table:table-cell table:formula="of:=RANDBETWEEN(0;100000000) +RAND()" office:value-type="float" office:value="26612573.433993" calcext:value-type="float">
            <text:p>26612573.4339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8" calcext:value-type="float">
            <text:p>1008</text:p>
          </table:table-cell>
          <table:table-cell table:formula="of:=RANDBETWEEN(0;100000000) +RAND()" office:value-type="float" office:value="79615869.5935053" calcext:value-type="float">
            <text:p>79615869.59350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9" calcext:value-type="float">
            <text:p>1009</text:p>
          </table:table-cell>
          <table:table-cell table:formula="of:=RANDBETWEEN(0;100000000) +RAND()" office:value-type="float" office:value="64284976.1000002" calcext:value-type="float">
            <text:p>64284976.10000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table:formula="of:=RANDBETWEEN(0;100000000) +RAND()" office:value-type="float" office:value="41505858.8090141" calcext:value-type="float">
            <text:p>41505858.80901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5:42:21.257000000</meta:creation-date>
    <dc:date>2019-03-10T15:52:08.322000000</dc:date>
    <meta:editing-duration>PT9M48S</meta:editing-duration>
    <meta:editing-cycles>1</meta:editing-cycles>
    <meta:document-statistic meta:table-count="1" meta:cell-count="30" meta:object-count="0"/>
    <meta:generator>LibreOffice/6.1.0.3$Windows_X86_64 LibreOffice_project/efb621ed25068d70781dc026f7e9c5187a4decd1</meta:generator>
  </office:meta>
</office:document-meta>
</file>